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B0000004B08CB567E820C3B0E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6.6929in" draw:z-index="0"><draw:image xlink:href="Pictures/10000000000004B0000004B08CB567E820C3B0E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5T11:11:24.505667202</meta:creation-date>
    <dc:date>2018-08-15T11:12:42.511506358</dc:date>
    <meta:editing-duration>PT1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5.2$Linux_X86_64 LibreOffice_project/54c8cbb85f300ac59db32fe8a675ff7683cd5a16</meta:generator>
  </office:meta>
</office:document-meta>
</file>